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669</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7</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2</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9</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6,9</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69</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68</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3</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9-02-15T13:09:23.42</meta:print-date>
    <meta:editing-cycles>39</meta:editing-cycles>
    <meta:editing-duration>PT6H1M3S</meta:editing-duration>
    <meta:generator>OpenOffice/4.1.4$Win32 OpenOffice.org_project/414m5$Build-9788</meta:generator>
    <meta:document-statistic meta:table-count="1" meta:image-count="0" meta:object-count="3" meta:page-count="1" meta:paragraph-count="38" meta:word-count="158" meta:character-count="1427"/>
  </office:meta>
</office:document-meta>
</file>